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officeooo:rsid="00105156" officeooo:paragraph-rsid="00105156"/>
    </style:style>
    <style:style style:name="P2" style:family="paragraph" style:parent-style-name="Standard">
      <style:paragraph-properties fo:text-align="end" style:justify-single-word="false"/>
      <style:text-properties officeooo:rsid="00105156" officeooo:paragraph-rsid="00105156"/>
    </style:style>
    <style:style style:name="P3" style:family="paragraph" style:parent-style-name="Standard">
      <style:paragraph-properties fo:text-align="center" style:justify-single-word="false"/>
      <style:text-properties officeooo:rsid="00105156" officeooo:paragraph-rsid="00105156"/>
    </style:style>
    <style:style style:name="T1" style:family="text">
      <style:text-properties officeooo:rsid="0011a8c8"/>
    </style:style>
    <style:style style:name="T2" style:family="text">
      <style:text-properties officeooo:rsid="0011ffe7"/>
    </style:style>
    <style:style style:name="T3" style:family="text">
      <style:text-properties fo:font-weight="bold" style:font-weight-asian="bold" style:font-weight-complex="bold"/>
    </style:style>
    <style:style style:name="T4" style:family="text">
      <style:text-properties fo:font-weight="bold" officeooo:rsid="0011a8c8" style:font-weight-asian="bold" style:font-weight-complex="bold"/>
    </style:style>
    <style:style style:name="T5" style:family="text">
      <style:text-properties officeooo:rsid="0011a8c8" fo:background-color="#ffff00" loext:char-shading-value="0"/>
    </style:style>
    <style:style style:name="T6" style:family="text">
      <style:text-properties officeooo:rsid="0011a8c8" fo:background-color="#ffff00" loext:char-shading-valu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 l’école des rêves, notre destin est de devenir les cartographes du nouveau monde qu’est devenu Rêvalis, cet univers aux possibilités infinies offertes depuis la découverte de la machine à voyager dans les rêves. Nous n’apprenons pas seulement à faire des rêves hauts et beaux en couleurs pour servir haut les desseins de la République I<text:span text:style-name="T2">m</text:span>aginaire, nous devenons les <text:span text:style-name="T3">sorciers</text:span> de notre univers onirique. La Paternelle est une classe de <text:span text:style-name="T3">transition</text:span>, où nous sommes séparés de nos mères pour libérer nos imaginaires, faire nos premiers rêves <text:span text:style-name="T3">éponymes</text:span>. Dans le tout premier de mes voyages oniriques, je me suis transformé<text:span text:style-name="T1">e</text:span> en un <text:span text:style-name="T3">fauve</text:span> <text:span text:style-name="T1">enragé et</text:span> assoiffé de caresses humaines. <text:span text:style-name="T1">Nous apprenons aussi à devenir les narrateurs de nos explorations. Et le moins que l’on puisse dire c’est que dans cette rêverie se cache une belle </text:span><text:span text:style-name="T4">anacoluthe</text:span><text:span text:style-name="T1"> </text:span><text:span text:style-name="T6">(onirique)</text:span><text:span text:style-name="T1"> qui reflète mes désirs intérieurs les plus puissants. C’est un mélange troublant de se sentir mort de faim, prêt à mordre tout ce qui bouge ou qui ressemblerait à des croquettes, et pourtant tellement dépendant de mon maître tout-puissant. De lion je suis devenu un petit chat affamé de câlins et, en plein coeur de l’instant de tendresse partagé avec mon maître, je ne sais pas pourquoi, l’envie, complètement </text:span><text:span text:style-name="T4">impromptue</text:span><text:span text:style-name="T1">, de lui mordre la main, me monte au cerveau et me dépasse. Je croque un doigt, il me fixe dans les yeux et me parle, je soutiens son regard durant un temps et finalement, je gagne : il se lève pour servir mes sacro-saintes croquettes. Je me lève d’un bond félin et me réveille. Je sursaute, je suis à l’école des rêve, la classe est écroulée de rire. Il paraît que j’ai miaulé pendant tout mon rêve.</text:span></text:p>
      <text:p text:style-name="P1"/>
      <text:p text:style-name="P2"/>
      <text:p text:style-name="P2"/>
      <text:p text:style-name="P2"/>
      <text:p text:style-name="P2"/>
      <text:p text:style-name="P2"/>
      <text:p text:style-name="P2"/>
      <text:p text:style-name="P2"/>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16T13:50:56.910000000</meta:creation-date>
    <dc:date>2021-05-16T14:24:59.220000000</dc:date>
    <meta:editing-duration>PT22M6S</meta:editing-duration>
    <meta:editing-cycles>4</meta:editing-cycles>
    <meta:generator>LibreOffice/5.3.6.1$Windows_x86 LibreOffice_project/686f202eff87ef707079aeb7f485847613344eb7</meta:generator>
    <meta:document-statistic meta:table-count="0" meta:image-count="0" meta:object-count="0" meta:page-count="1" meta:paragraph-count="1" meta:word-count="283" meta:character-count="1662" meta:non-whitespace-character-count="1380"/>
  </office:meta>
</office:document-meta>
</file>